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Neue', Helvetica, sans-serif"/>
    <style:font-face style:name="Arial" svg:font-family="Arial, Verdana, Tahoma"/>
    <style:font-face style:name="Consolas" svg:font-family="Consolas, Menlo, Monaco, 'Lucida Console', 'Liberation Mono', 'DejaVu Sans Mono', 'Bitstream Vera Sans Mono', 'Courier New', monospace, sans-serif"/>
    <style:font-face style:name="Consolas1" svg:font-family="Consolas, Monaco, 'andale mono', 'ubuntu mono', monospace"/>
    <style:font-face style:name="Mangal1" svg:font-family="Mangal"/>
    <style:font-face style:name="Open Sans" svg:font-family="'Open Sans', 'Helvetica Neue', sans-serif"/>
    <style:font-face style:name="Poppins" svg:font-family="Poppins, sans-serif"/>
    <style:font-face style:name="Roboto" svg:font-family="Roboto, arial, sans-serif"/>
    <style:font-face style:name="SFMono-Regular" svg:font-family="SFMono-Regular, Consolas, 'Liberation Mono', Menlo, monospace"/>
    <style:font-face style:name="inherit" svg:font-family="inherit"/>
    <style:font-face style:name="noto sans" svg:font-family="'noto sans', 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fo:color="#000000" style:font-name="Arial" fo:font-size="9pt" fo:letter-spacing="normal" fo:font-style="normal" fo:font-weight="normal" officeooo:rsid="000124d5" officeooo:paragraph-rsid="000124d5"/>
    </style:style>
    <style:style style:name="P2" style:family="paragraph" style:parent-style-name="Text_20_body">
      <style:text-properties fo:font-variant="normal" fo:text-transform="none" fo:color="#000000" style:text-line-through-style="none" style:text-line-through-type="none" style:font-name="Open Sans" fo:font-size="8.39999961853027pt" fo:letter-spacing="normal" fo:font-style="normal" style:text-underline-style="none" fo:font-weight="normal" officeooo:rsid="000124d5" officeooo:paragraph-rsid="000124d5" style:text-blinking="false" fo:background-color="#ffffff" loext:padding="0.0193in" loext:border="0.06pt solid #a6a6a6"/>
    </style:style>
    <style:style style:name="P3" style:family="paragraph" style:parent-style-name="Text_20_body">
      <style:text-properties fo:font-variant="normal" fo:text-transform="none" fo:color="#222222" style:font-name="Roboto" fo:font-size="9.60000038146973pt" fo:letter-spacing="normal" fo:language="en" fo:country="US" fo:font-style="normal" fo:font-weight="normal" officeooo:rsid="00072a92" officeooo:paragraph-rsid="00072a92" loext:padding="0in" loext:border="none"/>
    </style:style>
    <style:style style:name="P4" style:family="paragraph" style:parent-style-name="Text_20_body">
      <style:text-properties fo:font-variant="normal" fo:text-transform="none" fo:color="#333333" style:font-name="noto sans" fo:font-size="9.60000038146973pt" fo:letter-spacing="normal" fo:font-style="normal" fo:font-weight="normal" officeooo:rsid="00072a92" officeooo:paragraph-rsid="00072a92"/>
    </style:style>
    <style:style style:name="P5"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fo:padding="0in" fo:border="none"/>
      <style:text-properties fo:font-variant="normal" fo:text-transform="none" fo:color="#242729" style:font-name="inherit" fo:font-size="9pt" fo:letter-spacing="normal" fo:font-style="normal" fo:font-weight="normal" loext:padding="0in" loext:border="none"/>
    </style:style>
    <style:style style:name="P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1" fo:font-size="9pt" fo:letter-spacing="normal" fo:font-style="normal" fo:font-weight="normal"/>
    </style:style>
    <style:style style:name="P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Poppins" fo:font-size="9pt" fo:letter-spacing="normal" fo:font-style="normal" fo:font-weight="normal" officeooo:paragraph-rsid="0002f8ca" loext:padding="0in" loext:border="none"/>
    </style:style>
    <style:style style:name="P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Poppins" fo:font-size="9pt" fo:letter-spacing="normal" fo:font-style="normal" fo:font-weight="normal" officeooo:rsid="0002f8ca" officeooo:paragraph-rsid="0002f8ca" loext:padding="0in" loext:border="none"/>
    </style:style>
    <style:style style:name="P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Poppins" fo:font-size="9pt" fo:letter-spacing="normal" fo:font-style="normal" fo:font-weight="normal" officeooo:rsid="0004b03f" officeooo:paragraph-rsid="0004b03f" loext:padding="0in" loext:border="none"/>
    </style:style>
    <style:style style:name="P1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Poppins" fo:font-size="9pt" fo:letter-spacing="normal" fo:font-style="normal" fo:font-weight="bold" officeooo:paragraph-rsid="0002f8ca" style:font-weight-asian="bold" style:font-weight-complex="bold" loext:padding="0in" loext:border="none"/>
    </style:style>
    <style:style style:name="P11" style:family="paragraph" style:parent-style-name="Text_20_body" style:list-style-name="L2">
      <style:paragraph-properties fo:margin-left="0in" fo:margin-right="0in" fo:margin-top="0in" fo:margin-bottom="0in" loext:contextual-spacing="false" fo:orphans="2" fo:widows="2" fo:text-indent="0in" style:auto-text-indent="false"/>
      <style:text-properties fo:font-variant="normal" fo:text-transform="none" fo:color="#000000" style:font-name="Poppins" fo:font-size="9pt" fo:letter-spacing="normal" fo:font-style="normal" fo:font-weight="bold" officeooo:paragraph-rsid="0004b03f" style:font-weight-asian="bold" style:font-weight-complex="bold" loext:padding="0in" loext:border="none"/>
    </style:style>
    <style:style style:name="P1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Poppins" fo:font-size="9pt" fo:letter-spacing="normal" fo:font-style="normal" fo:font-weight="bold" officeooo:rsid="0002f8ca" officeooo:paragraph-rsid="0002f8ca" style:font-weight-asian="bold" style:font-weight-complex="bold" loext:padding="0in" loext:border="none"/>
    </style:style>
    <style:style style:name="P13"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04b03f"/>
    </style:style>
    <style:style style:name="P14" style:family="paragraph" style:parent-style-name="Text_20_body">
      <style:paragraph-properties fo:margin-left="0in" fo:margin-right="0in" fo:margin-top="0in" fo:margin-bottom="0in" loext:contextual-spacing="false" fo:orphans="2" fo:widows="2" fo:text-indent="0in" style:auto-text-indent="false"/>
      <style:text-properties officeooo:rsid="0004b03f" officeooo:paragraph-rsid="0004b03f"/>
    </style:style>
    <style:style style:name="P15" style:family="paragraph" style:parent-style-name="Text_20_body">
      <style:paragraph-properties fo:margin-left="0in" fo:margin-right="0in" fo:margin-top="0in" fo:margin-bottom="0in" loext:contextual-spacing="false" fo:orphans="2" fo:widows="2" fo:text-indent="0in" style:auto-text-indent="false"/>
      <style:text-properties fo:font-weight="bold" officeooo:paragraph-rsid="0004b03f" style:font-weight-asian="bold" style:font-weight-complex="bold"/>
    </style:style>
    <style:style style:name="P16" style:family="paragraph" style:parent-style-name="Text_20_body">
      <style:paragraph-properties fo:margin-left="0in" fo:margin-right="0in" fo:margin-top="0in" fo:margin-bottom="0in" loext:contextual-spacing="false" fo:orphans="2" fo:widows="2" fo:text-indent="0in" style:auto-text-indent="false"/>
      <style:text-properties fo:font-weight="bold" officeooo:rsid="0004b03f" officeooo:paragraph-rsid="0004b03f" style:font-weight-asian="bold" style:font-weight-complex="bold"/>
    </style:style>
    <style:style style:name="P17" style:family="paragraph" style:parent-style-name="Text_20_body" style:list-style-name="L3">
      <style:paragraph-properties fo:margin-left="0in" fo:margin-right="0in" fo:margin-top="0in" fo:margin-bottom="0.0335in" loext:contextual-spacing="false" fo:text-align="start" style:justify-single-word="false" fo:orphans="2" fo:widows="2" fo:text-indent="0in" style:auto-text-indent="false" fo:padding="0in" fo:border="none"/>
      <style:text-properties fo:font-variant="normal" fo:text-transform="none" fo:color="#222222" style:font-name="Roboto" fo:font-size="9.60000038146973pt" fo:letter-spacing="normal" fo:font-style="normal" fo:font-weight="normal" loext:padding="0in" loext:border="none"/>
    </style:style>
    <style:style style:name="P18" style:family="paragraph" style:parent-style-name="Text_20_body" style:list-style-name="L5">
      <style:paragraph-properties fo:margin-top="0in" fo:margin-bottom="0in" loext:contextual-spacing="false" style:line-height-at-least="0.25in" fo:orphans="2" fo:widows="2"/>
      <style:text-properties fo:font-variant="normal" fo:text-transform="none" fo:color="#333333" style:font-name="noto sans" fo:font-size="9.60000038146973pt" fo:letter-spacing="normal" fo:font-style="normal" fo:font-weight="normal"/>
    </style:style>
    <style:style style:name="P19" style:family="paragraph" style:parent-style-name="Text_20_body" style:list-style-name="L1">
      <loext:graphic-properties draw:fill="bitmap" style:repeat="no-repeat" draw:fill-image-ref-point="left"/>
      <style:paragraph-properties fo:margin-top="0in" fo:margin-bottom="0.0417in" loext:contextual-spacing="false" fo:text-align="justify" style:justify-single-word="false" fo:orphans="2" fo:widows="2" fo:padding="0in" fo:border="none">
        <style:background-image/>
      </style:paragraph-properties>
      <style:text-properties fo:font-variant="normal" fo:text-transform="none" fo:color="#000000" style:font-name="Arial" fo:font-size="9pt" fo:letter-spacing="normal" fo:font-style="normal" fo:font-weight="normal"/>
    </style:style>
    <style:style style:name="P20" style:family="paragraph" style:parent-style-name="Text_20_body" style:list-style-name="L5">
      <style:paragraph-properties fo:margin-top="0in" fo:margin-bottom="0.0835in" loext:contextual-spacing="false" style:line-height-at-least="0.25in" fo:orphans="2" fo:widows="2"/>
      <style:text-properties fo:font-variant="normal" fo:text-transform="none" fo:color="#333333" style:font-name="noto sans" fo:font-size="9.60000038146973pt" fo:letter-spacing="normal" fo:font-style="normal" fo:font-weight="normal"/>
    </style:style>
    <style:style style:name="P21" style:family="paragraph" style:parent-style-name="Heading_20_1">
      <style:paragraph-properties fo:orphans="2" fo:widows="2"/>
      <style:text-properties fo:font-variant="normal" fo:text-transform="none" fo:color="#222222" style:font-name="Roboto" fo:font-size="8.39999961853027pt" fo:letter-spacing="normal" fo:font-style="normal" fo:font-weight="normal"/>
    </style:style>
    <style:style style:name="P22" style:family="paragraph" style:parent-style-name="Preformatted_20_Text">
      <style:text-properties officeooo:rsid="00053cae" officeooo:paragraph-rsid="00053cae"/>
    </style:style>
    <style:style style:name="P23" style:family="paragraph" style:parent-style-name="Preformatted_20_Text">
      <loext:graphic-properties draw:fill="solid" draw:fill-color="#1e2a37" draw:opacity="100%"/>
      <style:paragraph-properties fo:margin-top="0in" fo:margin-bottom="0.1965in" loext:contextual-spacing="false" fo:line-height="150%" fo:text-align="start" style:justify-single-word="false" fo:orphans="2" fo:widows="2" fo:background-color="#1e2a37" fo:padding="0in" fo:border="none"/>
    </style:style>
    <style:style style:name="P24" style:family="paragraph" style:parent-style-name="Preformatted_20_Text">
      <loext:graphic-properties draw:fill="solid" draw:fill-color="#eff0f1" draw:opacity="100%"/>
      <style:paragraph-properties fo:margin-left="0in" fo:margin-right="0in" fo:margin-top="0in" fo:margin-bottom="0in" loext:contextual-spacing="false" fo:text-align="start" style:justify-single-word="false" fo:orphans="2" fo:widows="2" fo:text-indent="0in" style:auto-text-indent="false" fo:background-color="#eff0f1" fo:padding="0in" fo:border="none"/>
    </style:style>
    <style:style style:name="P25" style:family="paragraph" style:parent-style-name="Preformatted_20_Text">
      <loext:graphic-properties draw:fill="solid" draw:fill-color="#1e2a37" draw:opacity="100%"/>
      <style:paragraph-properties fo:margin-left="0in" fo:margin-right="0in" fo:line-height="150%" fo:text-align="start" style:justify-single-word="false" fo:orphans="2" fo:widows="2" fo:text-indent="0in" style:auto-text-indent="false" fo:background-color="#1e2a37" fo:padding="0in" fo:border="none"/>
    </style:style>
    <style:style style:name="P26" style:family="paragraph" style:parent-style-name="Preformatted_20_Text">
      <loext:graphic-properties draw:fill="solid" draw:fill-color="#1e2a37" draw:opacity="100%"/>
      <style:paragraph-properties fo:line-height="150%" fo:text-align="start" style:justify-single-word="false" fo:orphans="2" fo:widows="2" fo:background-color="#1e2a37" fo:padding="0in" fo:border="none"/>
    </style:style>
    <style:style style:name="P27" style:family="paragraph" style:parent-style-name="Standard">
      <style:text-properties officeooo:rsid="000124d5" officeooo:paragraph-rsid="000124d5"/>
    </style:style>
    <style:style style:name="P28" style:family="paragraph" style:parent-style-name="Standard">
      <style:text-properties fo:font-variant="normal" fo:text-transform="none" fo:color="#242729" style:font-name="inherit" fo:font-size="7.80000019073486pt" fo:letter-spacing="normal" fo:font-style="normal" fo:font-weight="normal" officeooo:rsid="000124d5" officeooo:paragraph-rsid="000124d5" loext:padding="0in" loext:border="none"/>
    </style:style>
    <style:style style:name="P29" style:family="paragraph" style:parent-style-name="Standard">
      <style:text-properties officeooo:rsid="00053cae" officeooo:paragraph-rsid="00053cae"/>
    </style:style>
    <style:style style:name="P30" style:family="paragraph" style:parent-style-name="Standard">
      <style:text-properties officeooo:rsid="00072a92" officeooo:paragraph-rsid="00072a92"/>
    </style:style>
    <style:style style:name="P31" style:family="paragraph" style:parent-style-name="Standard">
      <style:text-properties officeooo:rsid="00072a92" officeooo:paragraph-rsid="00085488"/>
    </style:style>
    <style:style style:name="P32" style:family="paragraph" style:parent-style-name="Standard">
      <style:text-properties officeooo:rsid="00085488" officeooo:paragraph-rsid="00085488"/>
    </style:style>
    <style:style style:name="P33" style:family="paragraph" style:parent-style-name="Standard">
      <style:text-properties officeooo:rsid="00096cc9" officeooo:paragraph-rsid="00096cc9"/>
    </style:style>
    <style:style style:name="P34" style:family="paragraph" style:parent-style-name="Standard">
      <style:text-properties fo:font-weight="bold" officeooo:rsid="000124d5" officeooo:paragraph-rsid="000124d5" style:font-weight-asian="bold" style:font-weight-complex="bold"/>
    </style:style>
    <style:style style:name="P35" style:family="paragraph" style:parent-style-name="Standard">
      <style:text-properties fo:font-weight="bold" officeooo:rsid="00053cae" officeooo:paragraph-rsid="00053cae" style:font-weight-asian="bold" style:font-weight-complex="bold"/>
    </style:style>
    <style:style style:name="P36" style:family="paragraph" style:parent-style-name="Standard">
      <style:text-properties fo:font-weight="bold" officeooo:rsid="00072a92" officeooo:paragraph-rsid="00072a92" style:font-weight-asian="bold" style:font-weight-complex="bold"/>
    </style:style>
    <style:style style:name="P37"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222222" style:font-name="Roboto" fo:font-size="9.60000038146973pt" fo:letter-spacing="normal" fo:font-style="normal" fo:font-weight="bold" officeooo:paragraph-rsid="0004b03f"/>
    </style:style>
    <style:style style:name="T1" style:family="text">
      <style:text-properties fo:font-variant="normal" fo:text-transform="none" fo:color="#000000" style:font-name="Poppins" fo:font-size="9pt" fo:letter-spacing="normal" fo:font-style="normal"/>
    </style:style>
    <style:style style:name="T2" style:family="text">
      <style:text-properties fo:font-variant="normal" fo:text-transform="none" fo:color="#000000" style:font-name="Poppins" fo:font-size="9pt" fo:letter-spacing="normal" fo:font-style="normal" fo:font-weight="normal"/>
    </style:style>
    <style:style style:name="T3" style:family="text">
      <style:text-properties fo:font-variant="normal" fo:text-transform="none" fo:color="#000000" style:font-name="Poppins" fo:font-size="9pt" fo:letter-spacing="normal" fo:font-style="normal" fo:font-weight="normal" officeooo:rsid="0004b03f" loext:padding="0in" loext:border="none"/>
    </style:style>
    <style:style style:name="T4" style:family="text">
      <style:text-properties fo:font-variant="normal" fo:text-transform="none" fo:color="#000000" style:font-name="Poppins" fo:font-size="9pt" fo:letter-spacing="normal" fo:font-style="normal" fo:font-weight="bold" style:font-weight-asian="bold" style:font-weight-complex="bold"/>
    </style:style>
    <style:style style:name="T5" style:family="text">
      <style:text-properties fo:font-variant="normal" fo:text-transform="none" fo:color="#000000" style:font-name="Poppins" fo:font-size="9pt" fo:letter-spacing="normal" fo:font-style="normal" officeooo:rsid="0004b03f" loext:padding="0in" loext:border="none"/>
    </style:style>
    <style:style style:name="T6" style:family="text">
      <style:text-properties fo:font-variant="normal" fo:text-transform="none" fo:color="#222222" style:font-name="Roboto" fo:font-size="9.60000038146973pt" fo:letter-spacing="normal" fo:font-style="normal" fo:font-weight="normal"/>
    </style:style>
    <style:style style:name="T7" style:family="text">
      <style:text-properties fo:font-variant="normal" fo:text-transform="none" fo:color="#222222" fo:letter-spacing="normal"/>
    </style:style>
    <style:style style:name="T8" style:family="text">
      <style:text-properties fo:font-variant="normal" fo:text-transform="none" fo:color="#24292e" style:font-name="SFMono-Regular" fo:font-size="7.80000019073486pt" fo:letter-spacing="normal" fo:font-style="normal"/>
    </style:style>
    <style:style style:name="T9" style:family="text">
      <style:text-properties fo:font-variant="normal" fo:text-transform="none" fo:color="#24292e" style:font-name="SFMono-Regular" fo:font-size="7.80000019073486pt" fo:letter-spacing="normal" fo:font-style="normal" fo:font-weight="normal"/>
    </style:style>
    <style:style style:name="T10" style:family="text">
      <style:text-properties fo:font-variant="normal" fo:text-transform="none" fo:color="#303336" style:font-name="inherit" fo:font-size="7.80000019073486pt" fo:letter-spacing="normal" fo:font-style="normal" fo:font-weight="normal" fo:background-color="#eff0f1" loext:char-shading-value="0" loext:padding="0in" loext:border="none"/>
    </style:style>
    <style:style style:name="T11" style:family="text">
      <style:text-properties fo:font-variant="normal" fo:text-transform="none" fo:color="#2b91af" style:font-name="inherit" fo:font-size="7.80000019073486pt" fo:letter-spacing="normal" fo:font-style="normal" fo:font-weight="normal" fo:background-color="#eff0f1" loext:char-shading-value="0" loext:padding="0in" loext:border="none"/>
    </style:style>
    <style:style style:name="T12" style:family="text">
      <style:text-properties fo:font-variant="normal" fo:text-transform="none" fo:color="#858c93" style:font-name="inherit" fo:font-size="7.80000019073486pt" fo:letter-spacing="normal" fo:font-style="normal" fo:font-weight="normal" fo:background-color="#eff0f1" loext:char-shading-value="0" loext:padding="0in" loext:border="none"/>
    </style:style>
    <style:style style:name="T13" style:family="text">
      <style:text-properties fo:font-variant="normal" fo:text-transform="none" fo:color="#f8f8f2" style:font-name="Consolas1" fo:font-size="7.80000019073486pt" fo:letter-spacing="normal" fo:font-style="normal" fo:font-weight="normal" loext:padding="0in" loext:border="none"/>
    </style:style>
    <style:style style:name="T14" style:family="text">
      <style:text-properties fo:font-variant="normal" fo:text-transform="none" fo:color="#f8f8f2" style:font-name="Consolas1" fo:font-size="7.80000019073486pt" fo:letter-spacing="normal" fo:font-style="normal" fo:font-weight="bold" style:font-weight-asian="bold" style:font-weight-complex="bold" loext:padding="0in" loext:border="none"/>
    </style:style>
    <style:style style:name="T15" style:family="text">
      <style:text-properties fo:font-variant="normal" fo:text-transform="none" fo:color="#f8f8f2" fo:letter-spacing="normal" loext:padding="0in" loext:border="none"/>
    </style:style>
    <style:style style:name="T16" style:family="text">
      <style:text-properties fo:font-variant="normal" fo:text-transform="none" fo:color="#f8f8f2" fo:letter-spacing="normal" fo:font-weight="bold" style:font-weight-asian="bold" style:font-weight-complex="bold" loext:padding="0in" loext:border="none"/>
    </style:style>
    <style:style style:name="T17" style:family="text">
      <style:text-properties fo:font-variant="normal" fo:text-transform="none" fo:color="#f92672" style:font-name="Consolas1" fo:font-size="7.80000019073486pt" fo:letter-spacing="normal" fo:font-style="normal" fo:font-weight="normal" loext:padding="0in" loext:border="none"/>
    </style:style>
    <style:style style:name="T18" style:family="text">
      <style:text-properties fo:font-variant="normal" fo:text-transform="none" fo:color="#f92672" style:font-name="Consolas1" fo:font-size="7.80000019073486pt" fo:letter-spacing="normal" fo:font-style="normal" fo:font-weight="bold" style:font-weight-asian="bold" style:font-weight-complex="bold" loext:padding="0in" loext:border="none"/>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officeooo:rsid="0004b03f"/>
    </style:style>
    <style:style style:name="T22" style:family="text">
      <style:text-properties fo:color="#24292e" style:font-name="SFMono-Regular" fo:font-size="7.80000019073486pt"/>
    </style:style>
    <style:style style:name="T23" style:family="text">
      <style:text-properties fo:color="#24292e" style:font-name="SFMono-Regular" fo:font-size="7.80000019073486pt" fo:font-weight="normal"/>
    </style:style>
    <style:style style:name="T24" style:family="text">
      <style:text-properties fo:font-style="italic"/>
    </style:style>
    <style:style style:name="T25" style:family="text">
      <style:text-properties style:text-line-through-style="solid" style:text-line-through-type="single"/>
    </style:style>
    <style:style style:name="T26" style:family="text">
      <style:text-properties officeooo:rsid="0009a716"/>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1.</text:p>
      <text:p text:style-name="P27">&lt;exclusions&gt;</text:p>
      <text:p text:style-name="P27"/>
      <text:p text:style-name="P27"/>
      <text:p text:style-name="P34"><text:span text:style-name="T1">.Explain Maven Dependency , Artifact and Repository</text:span> </text:p>
      <text:p text:style-name="P27">In Maven, dependency is another archive—JAR, ZIP, and so on—which your current project needs in order to compile, build, test, and/or to run. The dependencies are gathered in the pom.xml file, inside of a &lt;dependencies&gt; tag.<text:line-break/>When you run a build or execute a maven goal, these dependencies are resolved, and are then loaded from the local repository. If they are not present there, then Maven will download them from a remote repository and store them in the local repository. You are allowed to manually install the dependencies as well.</text:p>
      <text:p text:style-name="P28"/>
      <text:p text:style-name="P28"/>
      <text:p text:style-name="P5">An artifact is a file, usually a JAR, that gets deployed to a Maven repository.</text:p>
      <text:p text:style-name="P5">A Maven build produces one or more artifacts, such as a compiled JAR and a "sources" JAR.</text:p>
      <text:p text:style-name="P5">Each artifact has a group ID (usually a reversed domain name, like com.example.foo), an artifact ID (just a name), and a version string. The three together uniquely identify the artifact.</text:p>
      <text:p text:style-name="P27"><text:span text:style-name="T6">What is a Maven Repository? In Maven</text:span><text:span text:style-name="T7"> </text:span><text:span text:style-name="T6">terminology, a repository</text:span><text:span text:style-name="T7"> </text:span><text:span text:style-name="T6">is a directory where all the project jars, library jar, plugins or any other project specific artifacts are stored and can be used by Maven</text:span><text:span text:style-name="T7"> </text:span><text:span text:style-name="T6">easily.</text:span> </text:p>
      <text:p text:style-name="P27"/>
      <text:p text:style-name="P34"><text:span text:style-name="T1">3.What is the sequence in which Maven searches for dependency libraries?</text:span> </text:p>
      <text:p text:style-name="P1">g is the search pattern −</text:p>
      <text:list xml:id="list1792756040" text:style-name="L1">
        <text:list-item>
          <text:p text:style-name="P19">Step 1 − Search dependency in local repository, if not found, move to step 2 else if found then do the further processing.</text:p>
        </text:list-item>
        <text:list-item>
          <text:p text:style-name="P19">Step 2 − Search dependency in central repository, if not found and remote repository/repositories is/are mentioned then move to step 4 else if found, then it is downloaded to local repository for future reference.</text:p>
        </text:list-item>
        <text:list-item>
          <text:p text:style-name="P19">Step 3 − If a remote repository has not been mentioned, Maven simply stops the processing and throws error (Unable to find dependency).</text:p>
        </text:list-item>
        <text:list-item>
          <text:p text:style-name="P19">Step 4 − Search dependency in remote repository or repositories, if found then it is downloaded to local repository for future reference otherwise Maven as expected stop processing and throws error (Unable to find dependency).</text:p>
        </text:list-item>
      </text:list>
      <text:p text:style-name="P27"/>
      <text:p text:style-name="P27"/>
      <text:p text:style-name="P2"><draw:frame draw:style-name="fr1" draw:name="Frame1" text:anchor-type="char" svg:width="0.0161in" draw:z-index="0"><draw:text-box fo:min-height="0.0161in"><text:p text:style-name="Text_20_body">Select a AnswerNeed TimeNotes TakenReady for InterviewNeed HelpNone</text:p></draw:text-box></draw:frame><draw:frame draw:style-name="fr1" draw:name="Frame2" text:anchor-type="char" svg:width="0.0161in" draw:z-index="1"><draw:text-box fo:min-height="0.0161in"><text:p text:style-name="Text_20_body"/></draw:text-box></draw:frame>Select a Answer</text:p>
      <text:list xml:id="list2407161431" text:style-name="L2">
        <text:list-item>
          <text:p text:style-name="P11">4.Explain what is maven ? .Explain what is maven ? How it is useful in Build an application</text:p>
        </text:list-item>
      </text:list>
      <text:p text:style-name="P12">It uses the concept of POM</text:p>
      <text:p text:style-name="P7"/>
      <text:p text:style-name="P10"/>
      <text:p text:style-name="P8"><text:span text:style-name="T20">Maven is build tool ...its helps with version control </text:span>it is also used for <text:s/>can also do documetation reporting </text:p>
      <text:p text:style-name="P8">build is process of integrating compling building the source code</text:p>
      <text:p text:style-name="P8"/>
      <text:p text:style-name="P15"><text:span text:style-name="T5">5 </text:span><text:span text:style-name="T1">5.Command line maven project creation</text:span> </text:p>
      <text:p text:style-name="P15"/>
      <text:p text:style-name="P13"><text:span text:style-name="T21">mvn </text:span><text:span text:style-name="T9">archetype:generate </text:span></text:p>
      <text:p text:style-name="P13"><text:span text:style-name="T9"/></text:p>
      <text:p text:style-name="P15"><text:span text:style-name="T1">6.Explain how to run test classes in Maven?</text:span><text:span text:style-name="T8"> </text:span></text:p>
      <text:p text:style-name="P13"><text:span text:style-name="T9"/></text:p>
      <text:p text:style-name="P13"><text:span text:style-name="T9"/></text:p>
      <text:p text:style-name="P37"><text:span text:style-name="T23">To all </text:span><text:span text:style-name="T22">tests</text:span><text:span text:style-name="T23"> in a single </text:span><text:span text:style-name="T22">test class</text:span><text:span text:style-name="T23"> do these two steps:</text:span></text:p>
      <text:list xml:id="list137461597" text:style-name="L3">
        <text:list-item>
          <text:p text:style-name="P17"><text:soft-page-break/>Open a terminal window and change directory to your <text:span text:style-name="T19">Maven</text:span> project. You should be in a directory that contains <text:span text:style-name="T19">pom.xml</text:span> file,</text:p>
        </text:list-item>
        <text:list-item>
          <text:p text:style-name="P17"><text:span text:style-name="T19">Run</text:span> the below command: mvn -Dtest=UsersServiceImplTest <text:span text:style-name="T19">test</text:span>. where the UsersServiceImplTest is a <text:span text:style-name="T19">Test class</text:span> with <text:span text:style-name="T19">test</text:span> methods.</text:p>
        </text:list-item>
      </text:list>
      <text:p text:style-name="P13"><text:span text:style-name="T9"/></text:p>
      <text:p text:style-name="P13"><text:span text:style-name="T9"/></text:p>
      <text:p text:style-name="P14"><text:span text:style-name="T9">Maven project right click maven build </text:span></text:p>
      <text:p text:style-name="P13"><text:span text:style-name="T9"/></text:p>
      <text:p text:style-name="P16"><text:span text:style-name="T1">.List out what are the build phases in Maven?</text:span> </text:p>
      <text:p text:style-name="P14"/>
      <text:p text:style-name="P9">Clean to handle cleaning of the project <text:s/></text:p>
      <text:p text:style-name="P9">deafult to handle compling testing building deployment of th eproject</text:p>
      <text:p text:style-name="P9">site to handle the docuention of the project </text:p>
      <text:p text:style-name="P8"/>
      <text:p text:style-name="P27"><text:span text:style-name="T2">.</text:span><text:span text:style-name="T4">What is the default location for your local repository?</text:span><text:span text:style-name="T20"> </text:span></text:p>
      <text:p text:style-name="P27">C:\Users\auhum\.m2\repository</text:p>
      <text:p text:style-name="P27"/>
      <text:p text:style-name="P34"><text:span text:style-name="T1">.Mention the diﬀerence between Apache Ant and Maven?</text:span> </text:p>
      <text:p text:style-name="P27"/>
      <text:p text:style-name="P29">Higher level of resuability </text:p>
      <text:p text:style-name="P29">faster turn around time</text:p>
      <text:p text:style-name="P29">less maintence </text:p>
      <text:p text:style-name="P29">automatic downloads</text:p>
      <text:p text:style-name="P29"/>
      <text:p text:style-name="P29"/>
      <text:p text:style-name="P35"><text:span text:style-name="T1">determines what version of dependency will be used when multiple version of an artifact are encountered?</text:span> </text:p>
      <text:p text:style-name="P29"><text:span text:style-name="T6">an artifact are encountered. If two dependency versions</text:span><text:span text:style-name="T7"> </text:span><text:span text:style-name="T6">are at the same depth in the dependency</text:span><text:span text:style-name="T7"> </text:span><text:span text:style-name="T6">tree, the first declared dependency will be used.</text:span> </text:p>
      <text:p text:style-name="P29">&lt;eclude&gt;</text:p>
      <text:p text:style-name="P29"/>
      <text:p text:style-name="P29"/>
      <text:p text:style-name="P29"/>
      <text:p text:style-name="P29"/>
      <text:p text:style-name="P35"/>
      <text:p text:style-name="P35"><text:span text:style-name="T1">Explain how to run test classes in Maven?</text:span> </text:p>
      <text:p text:style-name="P35"/>
      <text:p text:style-name="P29">C:\Users\auhum\eclipse-workspace\MavenDemo</text:p>
      <text:p text:style-name="P22"><text:span text:style-name="Source_20_Text"><text:span text:style-name="T10">mvn clean test</text:span></text:span></text:p>
      <text:p text:style-name="P6">If we want to run specific test class, we can use:</text:p>
      <text:p text:style-name="P24"><text:span text:style-name="Source_20_Text"><text:span text:style-name="T10">mvn clean test -</text:span></text:span><text:span text:style-name="Source_20_Text"><text:span text:style-name="T11">Dtest</text:span></text:span><text:span text:style-name="Source_20_Text"><text:span text:style-name="T10">=className</text:span></text:span></text:p>
      <text:p text:style-name="P6">If we want to run specific method from specific test class, we can use:</text:p>
      <text:p text:style-name="P24"><text:span text:style-name="Source_20_Text"><text:span text:style-name="T10">mvn clean test -</text:span></text:span><text:span text:style-name="Source_20_Text"><text:span text:style-name="T11">Dtest</text:span></text:span><text:span text:style-name="Source_20_Text"><text:span text:style-name="T10">=className</text:span></text:span><text:span text:style-name="Source_20_Text"><text:span text:style-name="T12">#methodName</text:span></text:span></text:p>
      <text:p text:style-name="P29"/>
      <text:p text:style-name="P29"/>
      <text:p text:style-name="P35"><text:span text:style-name="T1">What is the command to create a new project based on an archtype?</text:span> </text:p>
      <text:p text:style-name="P30">Mvn archetype:generate</text:p>
      <text:p text:style-name="P30"/>
      <text:p text:style-name="P30"/>
      <text:p text:style-name="P30">clean compile install and test-<text:span text:style-name="T26">goal</text:span></text:p>
      <text:p text:style-name="P30"/>
      <text:p text:style-name="P36"><text:soft-page-break/><text:span text:style-name="T1">5.Explain POM - Project Object Model ?</text:span> </text:p>
      <text:p text:style-name="P30"/>
      <text:p text:style-name="P3"><draw:frame draw:style-name="fr1" draw:name="Frame4" text:anchor-type="char" svg:width="0.0161in" draw:z-index="3"><draw:text-box fo:min-height="0.0161in"><text:h text:style-name="Heading_20_2" text:outline-level="2">Featured snippet from the web</text:h></draw:text-box></draw:frame><text:span text:style-name="T19">POM</text:span> (<text:span text:style-name="T19">Project Object Model</text:span>) is an XML file that contains information about the <text:span text:style-name="T19">project</text:span> and configuration details used by Maven to build the <text:span text:style-name="T19">project</text:span> i.e. sourcecode location, <text:span text:style-name="T19">project</text:span> dependencies etc. ..</text:p>
      <text:p text:style-name="Text_20_body"><draw:frame draw:style-name="fr1" draw:name="Frame3" text:anchor-type="char" svg:width="0.0161in" draw:z-index="2"><draw:text-box fo:min-height="0.0161in"><text:h text:style-name="P21" text:outline-level="1">Search Results</text:h></draw:text-box></draw:frame></text:p>
      <text:p text:style-name="P30"/>
      <text:p text:style-name="P36"><text:span text:style-name="T1">17.What are the things you need to define for each external dependency?</text:span> </text:p>
      <text:p text:style-name="P30"/>
      <text:p text:style-name="P4">An external dependency can be such as sqljdbc.jar or log4j. In maven, any external dependencies can be easily configurable as other dependencies in the pom.xml file. So, let us see a simple example to add sqljdbc.jar as an external dependency into a maven project.</text:p>
      <text:list xml:id="list1983781873" text:style-name="L5">
        <text:list-item>
          <text:p text:style-name="P20">Create a folder called <text:span text:style-name="T19">lib</text:span> in the maven project.</text:p>
        </text:list-item>
        <text:list-item>
          <text:p text:style-name="P20">Download the <text:span text:style-name="T19">sqljdbc.jar</text:span> and put it inside the <text:span text:style-name="T19">lib</text:span> folder.</text:p>
        </text:list-item>
        <text:list-item>
          <text:p text:style-name="P20">Now, open the <text:span text:style-name="T19">pom.xml</text:span> of the project and add a new dependency as shown below:</text:p>
          <text:list>
            <text:list-item>
              <text:p text:style-name="P18">Specify <text:span text:style-name="T24">groupId</text:span> as name of the jar file</text:p>
            </text:list-item>
            <text:list-item>
              <text:p text:style-name="P18">Specify <text:span text:style-name="T24">artifactId</text:span> as name of the jar file</text:p>
            </text:list-item>
            <text:list-item>
              <text:p text:style-name="P18">Specify the <text:span text:style-name="T24">scope</text:span> of the system</text:p>
            </text:list-item>
            <text:list-item>
              <text:p text:style-name="P18">Specify the <text:span text:style-name="T24">relative path</text:span> of the jar file to project location.</text:p>
            </text:list-item>
          </text:list>
        </text:list-item>
      </text:list>
      <text:p text:style-name="P25"><text:span text:style-name="Source_20_Text"><text:span text:style-name="T13">&lt;</text:span></text:span><text:span text:style-name="Source_20_Text"><text:span text:style-name="T17">dependency</text:span></text:span><text:span text:style-name="Source_20_Text"><text:span text:style-name="T13">&gt;</text:span></text:span></text:p>
      <text:p text:style-name="P26"><text:span text:style-name="Source_20_Text"><text:span text:style-name="T15"><text:s text:c="8"/></text:span></text:span><text:span text:style-name="Source_20_Text"><text:span text:style-name="T13">&lt;</text:span></text:span><text:span text:style-name="Source_20_Text"><text:span text:style-name="T17">groupId</text:span></text:span><text:span text:style-name="Source_20_Text"><text:span text:style-name="T13">&gt;sqljdbc&lt;/</text:span></text:span><text:span text:style-name="Source_20_Text"><text:span text:style-name="T17">groupId</text:span></text:span><text:span text:style-name="Source_20_Text"><text:span text:style-name="T13">&gt;</text:span></text:span></text:p>
      <text:p text:style-name="P26"><text:span text:style-name="Source_20_Text"><text:span text:style-name="T15"><text:s text:c="8"/></text:span></text:span><text:span text:style-name="Source_20_Text"><text:span text:style-name="T13">&lt;</text:span></text:span><text:span text:style-name="Source_20_Text"><text:span text:style-name="T17">artifactId</text:span></text:span><text:span text:style-name="Source_20_Text"><text:span text:style-name="T13">&gt;sqljdbc&lt;/</text:span></text:span><text:span text:style-name="Source_20_Text"><text:span text:style-name="T17">artifactId</text:span></text:span><text:span text:style-name="Source_20_Text"><text:span text:style-name="T13">&gt;</text:span></text:span></text:p>
      <text:p text:style-name="P26"><text:span text:style-name="Source_20_Text"><text:span text:style-name="T15"><text:s text:c="8"/></text:span></text:span><text:span text:style-name="Source_20_Text"><text:span text:style-name="T13">&lt;</text:span></text:span><text:span text:style-name="Source_20_Text"><text:span text:style-name="T17">scope</text:span></text:span><text:span text:style-name="Source_20_Text"><text:span text:style-name="T13">&gt;system&lt;/</text:span></text:span><text:span text:style-name="Source_20_Text"><text:span text:style-name="T17">scope</text:span></text:span><text:span text:style-name="Source_20_Text"><text:span text:style-name="T13">&gt;</text:span></text:span></text:p>
      <text:p text:style-name="P26"><text:span text:style-name="Source_20_Text"><text:span text:style-name="T15"><text:s text:c="8"/></text:span></text:span><text:span text:style-name="Source_20_Text"><text:span text:style-name="T13">&lt;</text:span></text:span><text:span text:style-name="Source_20_Text"><text:span text:style-name="T17">version</text:span></text:span><text:span text:style-name="Source_20_Text"><text:span text:style-name="T13">&gt;1.0&lt;/</text:span></text:span><text:span text:style-name="Source_20_Text"><text:span text:style-name="T17">version</text:span></text:span><text:span text:style-name="Source_20_Text"><text:span text:style-name="T13">&gt;</text:span></text:span></text:p>
      <text:p text:style-name="P26"><text:span text:style-name="Source_20_Text"><text:span text:style-name="T15"><text:s text:c="7"/></text:span></text:span><text:span text:style-name="Source_20_Text"><text:span text:style-name="T16"><text:s/></text:span></text:span><text:span text:style-name="Source_20_Text"><text:span text:style-name="T14">&lt;</text:span></text:span><text:span text:style-name="Source_20_Text"><text:span text:style-name="T18">systemPath</text:span></text:span><text:span text:style-name="Source_20_Text"><text:span text:style-name="T14">&gt;${basedir}\src\lib\sqljdbc.jar&lt;/</text:span></text:span><text:span text:style-name="Source_20_Text"><text:span text:style-name="T18">systemPath</text:span></text:span><text:span text:style-name="Source_20_Text"><text:span text:style-name="T14">&gt;</text:span></text:span></text:p>
      <text:p text:style-name="P23"><text:span text:style-name="Source_20_Text"><text:span text:style-name="T13">&lt;/</text:span></text:span><text:span text:style-name="Source_20_Text"><text:span text:style-name="T17">dependency</text:span></text:span><text:span text:style-name="Source_20_Text"><text:span text:style-name="T13">&gt;</text:span></text:span></text:p>
      <text:p text:style-name="P30"/>
      <text:p text:style-name="P30"/>
      <text:p text:style-name="P30"><text:span text:style-name="T2">18.Command line maven project creation</text:span> </text:p>
      <text:p text:style-name="P30"/>
      <text:p text:style-name="P36"/>
      <text:p text:style-name="P36"><text:span text:style-name="T1">9.What is local repository?</text:span> </text:p>
      <text:p text:style-name="P30"/>
      <text:p text:style-name="P31"><text:span text:style-name="T6">The local repository</text:span><text:span text:style-name="T7"> </text:span><text:span text:style-name="T6">of Maven</text:span><text:span text:style-name="T7"> </text:span><text:span text:style-name="T6">is a folder location on the developer's machine, where all the project artifacts are stored locally. When maven</text:span><text:span text:style-name="T7"> </text:span><text:span text:style-name="T6">build is executed, Maven</text:span><text:span text:style-name="T7"> </text:span><text:span text:style-name="T6">automatically downloads all the dependency jars into the local repository. Usually this folder is named . m</text:span> </text:p>
      <text:p text:style-name="P30"><text:span text:style-name="T2">20.List out what are the build phases in Maven?</text:span> </text:p>
      <text:p text:style-name="P30"/>
      <text:p text:style-name="P36"><text:span text:style-name="T1">9.What is Maven Build Lifecycle?</text:span> </text:p>
      <text:p text:style-name="P30"/>
      <text:p text:style-name="P30"/>
      <text:p text:style-name="P30"/>
      <text:p text:style-name="P30"><text:soft-page-break/></text:p>
      <text:p text:style-name="P36"><text:span text:style-name="T1">18.Command line maven project creation</text:span> </text:p>
      <text:p text:style-name="P32">mvn archetype:generate</text:p>
      <text:p text:style-name="P32">it will download maven project from the server and then it will craete </text:p>
      <text:p text:style-name="P33">we will guve the version </text:p>
      <text:p text:style-name="P33">package name of the project – group id – com.packagename </text:p>
      <text:p text:style-name="P33">artifactid -name of project</text:p>
      <text:p text:style-name="P33">then y </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Neue', Helvetica, sans-serif"/>
    <style:font-face style:name="Arial" svg:font-family="Arial, Verdana, Tahoma"/>
    <style:font-face style:name="Consolas" svg:font-family="Consolas, Menlo, Monaco, 'Lucida Console', 'Liberation Mono', 'DejaVu Sans Mono', 'Bitstream Vera Sans Mono', 'Courier New', monospace, sans-serif"/>
    <style:font-face style:name="Consolas1" svg:font-family="Consolas, Monaco, 'andale mono', 'ubuntu mono', monospace"/>
    <style:font-face style:name="Mangal1" svg:font-family="Mangal"/>
    <style:font-face style:name="Open Sans" svg:font-family="'Open Sans', 'Helvetica Neue', sans-serif"/>
    <style:font-face style:name="Poppins" svg:font-family="Poppins, sans-serif"/>
    <style:font-face style:name="Roboto" svg:font-family="Roboto, arial, sans-serif"/>
    <style:font-face style:name="SFMono-Regular" svg:font-family="SFMono-Regular, Consolas, 'Liberation Mono', Menlo, monospace"/>
    <style:font-face style:name="inherit" svg:font-family="inherit"/>
    <style:font-face style:name="noto sans" svg:font-family="'noto sans', 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7.1$Windows_X86_64 LibreOffice_project/23edc44b61b830b7d749943e020e96f5a7df63bf</meta:generator>
    <dc:date>2020-01-07T00:30:36.200000000</dc:date>
    <meta:editing-duration>PT2H5M2S</meta:editing-duration>
    <meta:editing-cycles>2</meta:editing-cycles>
    <meta:document-statistic meta:table-count="0" meta:image-count="0" meta:object-count="0" meta:page-count="4" meta:paragraph-count="83" meta:word-count="932" meta:character-count="5770" meta:non-whitespace-character-count="4862"/>
  </office:meta>
</office:document-meta>
</file>